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06d13" officeooo:paragraph-rsid="00006d13"/>
    </style:style>
    <style:style style:name="P2" style:family="paragraph" style:parent-style-name="Standard">
      <style:paragraph-properties fo:text-align="end" style:justify-single-word="false"/>
      <style:text-properties fo:language="fr" fo:country="FR" officeooo:rsid="00006d13" officeooo:paragraph-rsid="00006d13"/>
    </style:style>
    <style:style style:name="P3" style:family="paragraph" style:parent-style-name="Standard">
      <style:paragraph-properties fo:text-align="start" style:justify-single-word="false"/>
      <style:text-properties fo:language="fr" fo:country="FR" officeooo:rsid="00006d13" officeooo:paragraph-rsid="00006d13"/>
    </style:style>
    <style:style style:name="P4" style:family="paragraph" style:parent-style-name="Standard">
      <style:paragraph-properties fo:text-align="justify" style:justify-single-word="false"/>
      <style:text-properties fo:language="fr" fo:country="FR" officeooo:rsid="00006d13" officeooo:paragraph-rsid="00006d13"/>
    </style:style>
    <style:style style:name="P5" style:family="paragraph" style:parent-style-name="Standard">
      <style:paragraph-properties fo:text-align="center" style:justify-single-word="false"/>
      <style:text-properties fo:language="fr" fo:country="FR" officeooo:rsid="00006d13" officeooo:paragraph-rsid="00006d13"/>
    </style:style>
    <style:style style:name="P6" style:family="paragraph" style:parent-style-name="Standard">
      <style:paragraph-properties fo:text-align="center" style:justify-single-word="false"/>
      <style:text-properties fo:language="fr" fo:country="FR" officeooo:rsid="00006d13" officeooo:paragraph-rsid="0001f07d"/>
    </style:style>
    <style:style style:name="T1" style:family="text">
      <style:text-properties fo:font-style="italic" style:font-style-asian="italic" style:font-style-complex="italic"/>
    </style:style>
    <style:style style:name="T2" style:family="text">
      <style:text-properties fo:font-style="italic" officeooo:rsid="0001f07d" style:font-style-asian="italic" style:font-style-complex="italic"/>
    </style:style>
    <style:style style:name="T3" style:family="text">
      <style:text-properties officeooo:rsid="0001f07d"/>
    </style:style>
    <style:style style:name="T4" style:family="text">
      <style:text-properties fo:font-weight="bold" style:font-weight-asian="bold" style:font-weight-complex="bold"/>
    </style:style>
    <style:style style:name="T5" style:family="text">
      <style:text-properties fo:font-weight="bold" officeooo:rsid="0001f07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P</text:span><text:span text:style-name="T4">ropriétaire injoignable qui paie ses impôts</text:span></text:p>
      <text:p text:style-name="P6"><text:span text:style-name="T1">Exemple de courrier de contact </text:span><text:span text:style-name="T2">pour un l</text:span><text:span text:style-name="T1">ocal d’activité</text:span></text:p>
      <text:p text:style-name="P1"/>
      <text:p text:style-name="P1"/>
      <text:p text:style-name="P1">Collectivité expéditrice</text:p>
      <text:p text:style-name="P1"/>
      <text:p text:style-name="P2">Propriétaire du site</text:p>
      <text:p text:style-name="P2"/>
      <text:p text:style-name="P3">Objet : bâtiment XXX de la commune XXX</text:p>
      <text:p text:style-name="P3"/>
      <text:p text:style-name="P3">Madame/Monsieur,</text:p>
      <text:p text:style-name="P3"/>
      <text:p text:style-name="P4">La société XXX possède un local industriel situé sur la zone d’activité XXX sur la commune de XXX (parcelles cadastrées : A138, A139).</text:p>
      <text:p text:style-name="P4"/>
      <text:p text:style-name="P4">La commune de XXX s’engagera prochainement dans l’élaboration/la révision de son Plan Local d’Urbanisme (PLU) et a d’ores-et-déjà identifié le site dont vous êtes propriétaire comme à enjeux.</text:p>
      <text:p text:style-name="P4"/>
      <text:p text:style-name="P4">En effet, dans le cadre de sa stratégie de développement économique, la commune souhaiterait remettre sur le marché ce site inoccupé depuis plusieurs années et ainsi favoriser l’implantation et le développement de nouvelles activités.</text:p>
      <text:p text:style-name="P4"/>
      <text:p text:style-name="P4">Dans ce cadre, un emplacement réservé pourrait être inscrit au PLU sur les terrains A138 et A139. Cette servitude limiterait vos droits à construire mais vous bénéficieriez également d’un droit de délaissement vous permettant d’exiger de la collectivité qu’elle procède à l’acquisition de l’emprise concernée.</text:p>
      <text:p text:style-name="P4"/>
      <text:p text:style-name="P4">Aussi, je vous invite à contacter M./Mme XXX, développeur économique de la commune au XX.XX.XX.XX.XX ou par mail à l’adresse <text:a xlink:type="simple" xlink:href="mailto:XX.XX@XX.fr" text:style-name="Internet_20_link" text:visited-style-name="Visited_20_Internet_20_Link">XX.XX@XX.fr</text:a> afin d’échanger sur le sujet et de déterminer les modalités d’une éventuelle cession.</text:p>
      <text:p text:style-name="P4"/>
      <text:p text:style-name="P4">Je vous prie de croire, Madame/Monsieur, en l’assurance de mes salutations distinguées.</text:p>
      <text:p text:style-name="P3"/>
      <text:p text:style-name="P3"/>
      <text:p text:style-name="P2"><text:tab/><text:tab/><text:tab/><text:tab/><text:tab/><text:tab/><text:tab/><text:tab/>Monsieur/Madame le Maire</text:p>
      <text:p text:style-name="P2"/>
      <text:p text:style-name="P2">Signature</text:p>
      <text:p text:style-name="P2">Cach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9:47:03.668000000</meta:creation-date>
    <meta:generator>LibreOffice/6.1.6.3.M9$Windows_x86 LibreOffice_project/ba0884e6ed0832b75b86e5a1cd45ee961485837a</meta:generator>
    <meta:editing-duration>P0D</meta:editing-duration>
    <meta:editing-cycles>1</meta:editing-cycles>
    <meta:document-statistic meta:table-count="0" meta:image-count="0" meta:object-count="0" meta:page-count="1" meta:paragraph-count="15" meta:word-count="210" meta:character-count="1421" meta:non-whitespace-character-count="1218"/>
  </office:meta>
</office:document-meta>
</file>